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Calibri" fo:font-size="8pt" style:font-size-asian="8pt" style:font-size-complex="8pt"/>
    </style:style>
    <style:style style:name="P2" style:family="paragraph" style:parent-style-name="Footer">
      <style:text-properties style:font-name="Calibri" fo:font-size="8pt" style:font-size-asian="8pt" style:font-size-complex="8pt"/>
    </style:style>
    <style:style style:name="P3" style:family="paragraph" style:parent-style-name="Text_20_body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uestra empresa se dedica a <text:s/>la venta física y online de productos bio-ecológicos pero, ¿qué significan estos términos?</text:p>
      <text:p text:style-name="P3">Son sinónimos, ya que según el Reglamento (CE) NO 834/2007 de la Unión Europea, está clase de productos tienen que cumplir con una serie de cualidades tales como: no haber sido tratados con pesticidas o productos químicos que no sean naturales, respetar los ciclos naturales de los alimentos, no ser transgénicos (por supuesto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DANI" style:family="paragraph" style:parent-style-name="Text_20_body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size="8pt" style:font-size-asian="8pt" style:font-size-complex="8pt"/>
    </style:style>
    <style:style style:name="MP2" style:family="paragraph" style:parent-style-name="Footer">
      <style:text-properties style:font-name="Calibri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ódulo Profesional: Sistemas de Gestión<text:tab/><text:tab/>2ºDAM – Curso 2019/20</text:p>
      </style:header>
      <style:footer>
        <text:p text:style-name="MP2">Tomás Mateo Núñez Ríos<text:tab/><text:tab/>0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22T13:31:15.49</meta:creation-date>
    <dc:date>2019-10-24T11:54:50.88</dc:date>
    <meta:editing-duration>PT1H27M46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4" meta:word-count="85" meta:character-count="535"/>
  </office:meta>
</office:document-meta>
</file>